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L CONJUNTO DE LOS NÚMEROS REALES</text:p>
      <text:h text:style-name="Heading_20_1" text:outline-level="1">Se caracteriza por ser</text:h>
      <text:h text:style-name="Heading_20_2" text:outline-level="2">INFINITO</text:h>
      <text:h text:style-name="Heading_20_2" text:outline-level="2">DENSO</text:h>
      <text:h text:style-name="Heading_20_2" text:outline-level="2">TOTALMENTE ORDENADO</text:h>
      <text:h text:style-name="Heading_20_2" text:outline-level="2">NO ES NUMERABLE</text:h>
      <text:h text:style-name="Heading_20_2" text:outline-level="2">NO POSEE PRIMER ELEMENTO</text:h>
      <text:h text:style-name="Heading_20_1" text:outline-level="1">Esta formado por </text:h>
      <text:h text:style-name="Heading_20_2" text:outline-level="2">NÚMEROS RACIONALES</text:h>
      <text:h text:style-name="Heading_20_3" text:outline-level="3">Pueden ser</text:h>
      <text:h text:style-name="Heading_20_4" text:outline-level="4">FRACCIONES</text:h>
      <text:h text:style-name="Heading_20_5" text:outline-level="5">PROPIAS</text:h>
      <text:h text:style-name="Heading_20_5" text:outline-level="5">IMPROPIAS</text:h>
      <text:h text:style-name="Heading_20_5" text:outline-level="5">NUMERO MIXTO</text:h>
      <text:h text:style-name="Heading_20_4" text:outline-level="4">DECIMALES</text:h>
      <text:h text:style-name="Heading_20_5" text:outline-level="5">FINITOS</text:h>
      <text:h text:style-name="Heading_20_5" text:outline-level="5">INFINITOS PERIODICOS</text:h>
      <text:h text:style-name="Heading_20_5" text:outline-level="5">INFINITOS PERIODICOS MIXTOS</text:h>
      <text:h text:style-name="Heading_20_2" text:outline-level="2">NÚMEROS IRRACIONALES</text:h>
      <text:h text:style-name="Heading_20_3" text:outline-level="3">Son</text:h>
      <text:h text:style-name="Heading_20_4" text:outline-level="4">DECIMALES INFINITOS NO PERIODICOS</text:h>
      <text:h text:style-name="Heading_20_3" text:outline-level="3">Se clasifican en </text:h>
      <text:h text:style-name="Heading_20_4" text:outline-level="4">ALGEBRAICOS</text:h>
      <text:h text:style-name="Heading_20_4" text:outline-level="4">NO ALGEBRAICOS</text:h>
      <text:h text:style-name="Heading_20_1" text:outline-level="1">Se definen operaciones como </text:h>
      <text:h text:style-name="Heading_20_2" text:outline-level="2">SUMA</text:h>
      <text:h text:style-name="Heading_20_3" text:outline-level="3">Sus propiedades son</text:h>
      <text:h text:style-name="Heading_20_4" text:outline-level="4">Asociativa, conmutativa, elemento neutro </text:h>
      <text:h text:style-name="Heading_20_2" text:outline-level="2">MULTIPLICACIÓN</text:h>
      <text:h text:style-name="Heading_20_3" text:outline-level="3">Sus propiedades son</text:h>
      <text:h text:style-name="Heading_20_4" text:outline-level="4">Asociativa, conmutativa, elemento neutro, distributiva respecto a la suma</text:h>
      <text:h text:style-name="Heading_20_2" text:outline-level="2">POTENCIACIÓN</text:h>
      <text:h text:style-name="Heading_20_2" text:outline-level="2">RADICACIÓN</text:h>
      <text:h text:style-name="Heading_20_1" text:outline-level="1">Se define el orden como </text:h>
      <text:h text:style-name="Heading_20_2" text:outline-level="2">a&lt;b MENOR QUE</text:h>
      <text:h text:style-name="Heading_20_2" text:outline-level="2">a&gt;b MAYOR QUE</text:h>
      <text:h text:style-name="Heading_20_2" text:outline-level="2">a=b IGUAL QUE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